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P2" style:family="paragraph" style:parent-style-name="Standard">
      <style:paragraph-properties fo:text-align="left" fo:break-before="auto" fo:line-height="115%" style:writing-mode="lr-tb"/>
    </style:style>
    <style:style style:name="P3" style:family="paragraph" style:parent-style-name="Standard">
      <style:paragraph-properties fo:text-align="left" fo:break-before="auto" fo:line-height="115%" style:writing-mode="lr-tb"/>
    </style:style>
    <style:style style:name="P4" style:family="paragraph" style:parent-style-name="Standard">
      <style:paragraph-properties fo:text-align="left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P5" style:family="paragraph" style:parent-style-name="Standard">
      <style:paragraph-properties fo:text-align="left" fo:break-before="auto" fo:line-height="115%" style:writing-mode="lr-tb"/>
    </style:style>
    <style:style style:name="P6" style:family="paragraph" style:parent-style-name="Standard">
      <style:paragraph-properties fo:text-align="left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</office:automatic-styles>
  <office:body>
    <office:text>
      <text:p text:style-name="P1"><text:span text:style-name="T1_1">Personal</text:span><text:span text:style-name="T1_2"><text:s/></text:span><text:span text:style-name="T1_3">Reflection</text:span><text:span text:style-name="T1_4"><text:s/></text:span><text:span text:style-name="T1_5">Document</text:span><text:span text:style-name="T1_6"><text:tab/><text:tab/><text:tab/><text:tab/><text:tab/></text:span><text:span text:style-name="T1_7">Daniel</text:span><text:span text:style-name="T1_8"><text:s/></text:span><text:span text:style-name="T1_9">Cornwell</text:span><text:span text:style-name="T1_10"><text:s/>-<text:s/></text:span><text:span text:style-name="T1_11">dac</text:span><text:span text:style-name="T1_12">28</text:span></text:p>
      <text:p text:style-name="P2"/>
      <text:p text:style-name="P3"/>
      <text:p text:style-name="P4"><text:span text:style-name="T4_1"><text:tab/></text:span><text:span text:style-name="T4_2">During</text:span><text:span text:style-name="T4_3"><text:s/></text:span><text:span text:style-name="T4_4">this</text:span><text:span text:style-name="T4_5"><text:s/></text:span><text:span text:style-name="T4_6">project</text:span><text:span text:style-name="T4_7"><text:s/></text:span><text:span text:style-name="T4_8">I</text:span><text:span text:style-name="T4_9"><text:s/></text:span><text:span text:style-name="T4_10">was</text:span><text:span text:style-name="T4_11"><text:s/></text:span><text:span text:style-name="T4_12">tasked</text:span><text:span text:style-name="T4_13"><text:s/></text:span><text:span text:style-name="T4_14">to</text:span><text:span text:style-name="T4_15"><text:s/></text:span><text:span text:style-name="T4_16">do</text:span><text:span text:style-name="T4_17"><text:s/></text:span><text:span text:style-name="T4_18">things</text:span><text:span text:style-name="T4_19"><text:s/></text:span><text:span text:style-name="T4_20">I</text:span><text:span text:style-name="T4_21"><text:s/></text:span><text:span text:style-name="T4_22">was</text:span><text:span text:style-name="T4_23"><text:s/></text:span><text:span text:style-name="T4_24">not</text:span><text:span text:style-name="T4_25"><text:s/></text:span><text:span text:style-name="T4_26">familiar</text:span><text:span text:style-name="T4_27"><text:s/></text:span><text:span text:style-name="T4_28">with</text:span><text:span text:style-name="T4_29">,<text:s/></text:span><text:span text:style-name="T4_30">and</text:span><text:span text:style-name="T4_31"><text:s/></text:span><text:span text:style-name="T4_32">hence</text:span><text:span text:style-name="T4_33"><text:s/></text:span><text:span text:style-name="T4_34">learnt</text:span><text:span text:style-name="T4_35"><text:s/></text:span><text:span text:style-name="T4_36">new</text:span><text:span text:style-name="T4_37"><text:s/></text:span><text:span text:style-name="T4_38">skills</text:span><text:span text:style-name="T4_39">.<text:s/></text:span><text:span text:style-name="T4_40">I</text:span><text:span text:style-name="T4_41"><text:s/></text:span><text:span text:style-name="T4_42">have</text:span><text:span text:style-name="T4_43"><text:s/></text:span><text:span text:style-name="T4_44">learnt</text:span><text:span text:style-name="T4_45"><text:s/></text:span><text:span text:style-name="T4_46">a</text:span><text:span text:style-name="T4_47"><text:s/></text:span><text:span text:style-name="T4_48">lot</text:span><text:span text:style-name="T4_49"><text:s/></text:span><text:span text:style-name="T4_50">about</text:span><text:span text:style-name="T4_51"><text:s/></text:span><text:span text:style-name="T4_52">databases</text:span><text:span text:style-name="T4_53">,<text:s/>(</text:span><text:span text:style-name="T4_54">since</text:span><text:span text:style-name="T4_55"><text:s/></text:span><text:span text:style-name="T4_56">I</text:span><text:span text:style-name="T4_57"><text:s/></text:span><text:span text:style-name="T4_58">did</text:span><text:span text:style-name="T4_59"><text:s/></text:span><text:span text:style-name="T4_60">not</text:span><text:span text:style-name="T4_61"><text:s/></text:span><text:span text:style-name="T4_62">do</text:span><text:span text:style-name="T4_63"><text:s/></text:span><text:span text:style-name="T4_64">the</text:span><text:span text:style-name="T4_65"><text:s/></text:span><text:span text:style-name="T4_66">database</text:span><text:span text:style-name="T4_67"><text:s/></text:span><text:span text:style-name="T4_68">module</text:span><text:span text:style-name="T4_69"><text:s/></text:span><text:span text:style-name="T4_70">during</text:span><text:span text:style-name="T4_71"><text:s/></text:span><text:span text:style-name="T4_72">first</text:span><text:span text:style-name="T4_73"><text:s/></text:span><text:span text:style-name="T4_74">year</text:span><text:span text:style-name="T4_75">),<text:s/></text:span><text:span text:style-name="T4_76">such</text:span><text:span text:style-name="T4_77"><text:s/></text:span><text:span text:style-name="T4_78">as</text:span><text:span text:style-name="T4_79"><text:s/></text:span><text:span text:style-name="T4_80">how</text:span><text:span text:style-name="T4_81"><text:s/></text:span><text:span text:style-name="T4_82">to</text:span><text:span text:style-name="T4_83"><text:s/></text:span><text:span text:style-name="T4_84">write</text:span><text:span text:style-name="T4_85"><text:s/></text:span><text:span text:style-name="T4_86">sql</text:span><text:span text:style-name="T4_87"><text:s/></text:span><text:span text:style-name="T4_88">commands</text:span><text:span text:style-name="T4_89"><text:s/></text:span><text:span text:style-name="T4_90">and</text:span><text:span text:style-name="T4_91"><text:s/></text:span><text:span text:style-name="T4_92">design</text:span><text:span text:style-name="T4_93"><text:s/></text:span><text:span text:style-name="T4_94">code</text:span><text:span text:style-name="T4_95"><text:s/></text:span><text:span text:style-name="T4_96">in</text:span><text:span text:style-name="T4_97"><text:s/></text:span><text:span text:style-name="T4_98">java</text:span><text:span text:style-name="T4_99"><text:s/></text:span><text:span text:style-name="T4_100">to</text:span><text:span text:style-name="T4_101"><text:s/></text:span><text:span text:style-name="T4_102">write</text:span><text:span text:style-name="T4_103"><text:s/></text:span><text:span text:style-name="T4_104">into</text:span><text:span text:style-name="T4_105"><text:s/></text:span><text:span text:style-name="T4_106">databases</text:span><text:span text:style-name="T4_107">.<text:s/></text:span><text:span text:style-name="T4_108">I</text:span><text:span text:style-name="T4_109"><text:s/></text:span><text:span text:style-name="T4_110">have</text:span><text:span text:style-name="T4_111"><text:s/></text:span><text:span text:style-name="T4_112">also</text:span><text:span text:style-name="T4_113"><text:s/></text:span><text:span text:style-name="T4_114">learnt</text:span><text:span text:style-name="T4_115"><text:s/></text:span><text:span text:style-name="T4_116">about</text:span><text:span text:style-name="T4_117"><text:s/></text:span><text:span text:style-name="T4_118">how</text:span><text:span text:style-name="T4_119"><text:s/></text:span><text:span text:style-name="T4_120">to</text:span><text:span text:style-name="T4_121"><text:s/></text:span><text:span text:style-name="T4_122">get</text:span><text:span text:style-name="T4_123"><text:s/></text:span><text:span text:style-name="T4_124">information</text:span><text:span text:style-name="T4_125"><text:s/></text:span><text:span text:style-name="T4_126">using</text:span><text:span text:style-name="T4_127"><text:s/></text:span><text:span text:style-name="T4_128">web</text:span><text:span text:style-name="T4_129"><text:s/></text:span><text:span text:style-name="T4_130">services</text:span><text:span text:style-name="T4_131">,<text:s/></text:span><text:span text:style-name="T4_132">such</text:span><text:span text:style-name="T4_133"><text:s/></text:span><text:span text:style-name="T4_134">as</text:span><text:span text:style-name="T4_135"><text:s/></text:span><text:span text:style-name="T4_136">servlets</text:span><text:span text:style-name="T4_137"><text:s/></text:span><text:span text:style-name="T4_138">and</text:span><text:span text:style-name="T4_139"><text:s/></text:span><text:span text:style-name="T4_140">clients</text:span><text:span text:style-name="T4_141">.<text:s/></text:span></text:p>
      <text:p text:style-name="P5"/>
      <text:p text:style-name="P6"><text:span text:style-name="T6_1"><text:tab/></text:span><text:span text:style-name="T6_2">I</text:span><text:span text:style-name="T6_3"><text:s/></text:span><text:span text:style-name="T6_4">have</text:span><text:span text:style-name="T6_5"><text:s/></text:span><text:span text:style-name="T6_6">also</text:span><text:span text:style-name="T6_7"><text:s/></text:span><text:span text:style-name="T6_8">developed</text:span><text:span text:style-name="T6_9"><text:s/></text:span><text:span text:style-name="T6_10">my</text:span><text:span text:style-name="T6_11"><text:s/></text:span><text:span text:style-name="T6_12">team</text:span><text:span text:style-name="T6_13"><text:s/></text:span><text:span text:style-name="T6_14">working</text:span><text:span text:style-name="T6_15"><text:s/></text:span><text:span text:style-name="T6_16">skills</text:span><text:span text:style-name="T6_17">.<text:s/></text:span><text:span text:style-name="T6_18">I</text:span><text:span text:style-name="T6_19"><text:s/></text:span><text:span text:style-name="T6_20">was</text:span><text:span text:style-name="T6_21"><text:s/></text:span><text:span text:style-name="T6_22">not</text:span><text:span text:style-name="T6_23"><text:s/></text:span><text:span text:style-name="T6_24">familiar</text:span><text:span text:style-name="T6_25"><text:s/></text:span><text:span text:style-name="T6_26">in</text:span><text:span text:style-name="T6_27"><text:s/></text:span><text:span text:style-name="T6_28">working</text:span><text:span text:style-name="T6_29"><text:s/></text:span><text:span text:style-name="T6_30">in</text:span><text:span text:style-name="T6_31"><text:s/></text:span><text:span text:style-name="T6_32">such</text:span><text:span text:style-name="T6_33"><text:s/></text:span><text:span text:style-name="T6_34">a</text:span><text:span text:style-name="T6_35"><text:s/></text:span><text:span text:style-name="T6_36">large</text:span><text:span text:style-name="T6_37"><text:s/></text:span><text:span text:style-name="T6_38">group</text:span><text:span text:style-name="T6_39"><text:s/></text:span><text:span text:style-name="T6_40">as</text:span><text:span text:style-name="T6_41"><text:s/></text:span><text:span text:style-name="T6_42">well</text:span><text:span text:style-name="T6_43"><text:s/></text:span><text:span text:style-name="T6_44">as</text:span><text:span text:style-name="T6_45"><text:s/></text:span><text:span text:style-name="T6_46">working</text:span><text:span text:style-name="T6_47"><text:s/></text:span><text:span text:style-name="T6_48">in</text:span><text:span text:style-name="T6_49"><text:s/></text:span><text:span text:style-name="T6_50">such</text:span><text:span text:style-name="T6_51"><text:s/></text:span><text:span text:style-name="T6_52">a</text:span><text:span text:style-name="T6_53"><text:s/></text:span><text:span text:style-name="T6_54">professional</text:span><text:span text:style-name="T6_55"><text:s/></text:span><text:span text:style-name="T6_56">manner</text:span><text:span text:style-name="T6_57">.<text:s/></text:span><text:span text:style-name="T6_58">I</text:span><text:span text:style-name="T6_59"><text:s/></text:span><text:span text:style-name="T6_60">feel</text:span><text:span text:style-name="T6_61"><text:s/></text:span><text:span text:style-name="T6_62">this</text:span><text:span text:style-name="T6_63"><text:s/></text:span><text:span text:style-name="T6_64">project</text:span><text:span text:style-name="T6_65"><text:s/></text:span><text:span text:style-name="T6_66">has</text:span><text:span text:style-name="T6_67"><text:s/></text:span><text:span text:style-name="T6_68">taught</text:span><text:span text:style-name="T6_69"><text:s/></text:span><text:span text:style-name="T6_70">me</text:span><text:span text:style-name="T6_71"><text:s/></text:span><text:span text:style-name="T6_72">a</text:span><text:span text:style-name="T6_73"><text:s/></text:span><text:span text:style-name="T6_74">lot</text:span><text:span text:style-name="T6_75"><text:s/></text:span><text:span text:style-name="T6_76">about</text:span><text:span text:style-name="T6_77"><text:s/></text:span><text:span text:style-name="T6_78">what</text:span><text:span text:style-name="T6_79"><text:s/></text:span><text:span text:style-name="T6_80">is</text:span><text:span text:style-name="T6_81"><text:s/></text:span><text:span text:style-name="T6_82">required</text:span><text:span text:style-name="T6_83"><text:s/></text:span><text:span text:style-name="T6_84">when</text:span><text:span text:style-name="T6_85"><text:s/></text:span><text:span text:style-name="T6_86">working</text:span><text:span text:style-name="T6_87"><text:s/></text:span><text:span text:style-name="T6_88">on</text:span><text:span text:style-name="T6_89"><text:s/></text:span><text:span text:style-name="T6_90">designing</text:span><text:span text:style-name="T6_91"><text:s/></text:span><text:span text:style-name="T6_92">software</text:span><text:span text:style-name="T6_93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